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/>Black African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" calcext:value-type="float">
            <text:p>6</text:p>
          </table:table-cell>
          <table:table-cell office:value-type="float" office:value="64.09532" calcext:value-type="float">
            <text:p>64.0953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.657192" calcext:value-type="float">
            <text:p>33.657192</text:p>
          </table:table-cell>
          <table:table-cell office:value-type="float" office:value="40.438128" calcext:value-type="float">
            <text:p>40.438128</text:p>
          </table:table-cell>
          <table:table-cell table:formula="of:=SUM([.B2:.G2])" office:value-type="float" office:value="198.19064" calcext:value-type="float">
            <text:p>198.1906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7" calcext:value-type="float">
            <text:p>57</text:p>
          </table:table-cell>
          <table:table-cell office:value-type="float" office:value="282.877076" calcext:value-type="float">
            <text:p>282.877076</text:p>
          </table:table-cell>
          <table:table-cell office:value-type="float" office:value="193.562692" calcext:value-type="float">
            <text:p>193.562692</text:p>
          </table:table-cell>
          <table:table-cell office:value-type="float" office:value="0" calcext:value-type="float">
            <text:p>0</text:p>
          </table:table-cell>
          <table:table-cell office:value-type="float" office:value="196.112068" calcext:value-type="float">
            <text:p>196.112068</text:p>
          </table:table-cell>
          <table:table-cell office:value-type="float" office:value="36" calcext:value-type="float">
            <text:p>36</text:p>
          </table:table-cell>
          <table:table-cell table:formula="of:=SUM([.B3:.G3])" office:value-type="float" office:value="765.551836" calcext:value-type="float">
            <text:p>765.5518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6" calcext:value-type="float">
            <text:p>36</text:p>
          </table:table-cell>
          <table:table-cell office:value-type="float" office:value="91.62476" calcext:value-type="float">
            <text:p>91.624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4.314384" calcext:value-type="float">
            <text:p>94.314384</text:p>
          </table:table-cell>
          <table:table-cell office:value-type="float" office:value="18" calcext:value-type="float">
            <text:p>18</text:p>
          </table:table-cell>
          <table:table-cell table:formula="of:=SUM([.B4:.G4])" office:value-type="float" office:value="299.939144" calcext:value-type="float">
            <text:p>299.93914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6.845828" calcext:value-type="float">
            <text:p>86.845828</text:p>
          </table:table-cell>
          <table:table-cell office:value-type="float" office:value="0" calcext:value-type="float">
            <text:p>0</text:p>
          </table:table-cell>
          <table:table-cell office:value-type="float" office:value="99.657192" calcext:value-type="float">
            <text:p>99.657192</text:p>
          </table:table-cell>
          <table:table-cell office:value-type="float" office:value="106.50302" calcext:value-type="float">
            <text:p>106.50302</text:p>
          </table:table-cell>
          <table:table-cell table:formula="of:=SUM([.B5:.G5])" office:value-type="float" office:value="347.00604" calcext:value-type="float">
            <text:p>347.0060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0" calcext:value-type="float">
            <text:p>30</text:p>
          </table:table-cell>
          <table:table-cell office:value-type="float" office:value="147.281952" calcext:value-type="float">
            <text:p>147.281952</text:p>
          </table:table-cell>
          <table:table-cell office:value-type="float" office:value="87.657192" calcext:value-type="float">
            <text:p>87.65719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.657192" calcext:value-type="float">
            <text:p>36.657192</text:p>
          </table:table-cell>
          <table:table-cell table:formula="of:=SUM([.B6:.G6])" office:value-type="float" office:value="352.596336" calcext:value-type="float">
            <text:p>352.5963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1" calcext:value-type="float">
            <text:p>21</text:p>
          </table:table-cell>
          <table:table-cell office:value-type="float" office:value="100.843824" calcext:value-type="float">
            <text:p>100.843824</text:p>
          </table:table-cell>
          <table:table-cell office:value-type="float" office:value="101.628768" calcext:value-type="float">
            <text:p>101.6287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7.531444" calcext:value-type="float">
            <text:p>97.531444</text:p>
          </table:table-cell>
          <table:table-cell table:formula="of:=SUM([.B7:.G7])" office:value-type="float" office:value="381.004036" calcext:value-type="float">
            <text:p>381.00403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" calcext:value-type="float">
            <text:p>12</text:p>
          </table:table-cell>
          <table:table-cell office:value-type="float" office:value="30.657192" calcext:value-type="float">
            <text:p>30.6571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SUM([.B8:.G8])" office:value-type="float" office:value="120.657192" calcext:value-type="float">
            <text:p>120.65719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" calcext:value-type="float">
            <text:p>60</text:p>
          </table:table-cell>
          <table:table-cell office:value-type="float" office:value="303.444168" calcext:value-type="float">
            <text:p>303.444168</text:p>
          </table:table-cell>
          <table:table-cell office:value-type="float" office:value="89.533448" calcext:value-type="float">
            <text:p>89.533448</text:p>
          </table:table-cell>
          <table:table-cell office:value-type="float" office:value="0" calcext:value-type="float">
            <text:p>0</text:p>
          </table:table-cell>
          <table:table-cell office:value-type="float" office:value="169.39402" calcext:value-type="float">
            <text:p>169.39402</text:p>
          </table:table-cell>
          <table:table-cell office:value-type="float" office:value="82.426896" calcext:value-type="float">
            <text:p>82.426896</text:p>
          </table:table-cell>
          <table:table-cell table:formula="of:=SUM([.B9:.G9])" office:value-type="float" office:value="704.798532" calcext:value-type="float">
            <text:p>704.79853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8.657192" calcext:value-type="float">
            <text:p>78.6571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SUM([.B10:.G10])" office:value-type="float" office:value="202.657192" calcext:value-type="float">
            <text:p>202.6571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7.434832" calcext:value-type="float">
            <text:p>57.434832</text:p>
          </table:table-cell>
          <table:table-cell office:value-type="float" office:value="0" calcext:value-type="float">
            <text:p>0</text:p>
          </table:table-cell>
          <table:table-cell office:value-type="float" office:value="66.583072" calcext:value-type="float">
            <text:p>66.583072</text:p>
          </table:table-cell>
          <table:table-cell office:value-type="float" office:value="62.252509" calcext:value-type="float">
            <text:p>62.252509</text:p>
          </table:table-cell>
          <table:table-cell table:formula="of:=SUM([.B11:.G11])" office:value-type="float" office:value="252.270413" calcext:value-type="float">
            <text:p>252.27041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SUM([.B12:.G12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3" calcext:value-type="float">
            <text:p>33</text:p>
          </table:table-cell>
          <table:table-cell office:value-type="float" office:value="69.657192" calcext:value-type="float">
            <text:p>69.657192</text:p>
          </table:table-cell>
          <table:table-cell office:value-type="float" office:value="155.960344" calcext:value-type="float">
            <text:p>155.960344</text:p>
          </table:table-cell>
          <table:table-cell office:value-type="float" office:value="0" calcext:value-type="float">
            <text:p>0</text:p>
          </table:table-cell>
          <table:table-cell office:value-type="float" office:value="85.240264" calcext:value-type="float">
            <text:p>85.240264</text:p>
          </table:table-cell>
          <table:table-cell office:value-type="float" office:value="49.750508" calcext:value-type="float">
            <text:p>49.750508</text:p>
          </table:table-cell>
          <table:table-cell table:formula="of:=SUM([.B13:.G13])" office:value-type="float" office:value="393.608308" calcext:value-type="float">
            <text:p>393.60830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8.531444" calcext:value-type="float">
            <text:p>78.53144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7.657192" calcext:value-type="float">
            <text:p>37.657192</text:p>
          </table:table-cell>
          <table:table-cell table:formula="of:=SUM([.B14:.G14])" office:value-type="float" office:value="206.188636" calcext:value-type="float">
            <text:p>206.18863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SUM([.B15:.G15]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SUM([.B16:.G16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SUM([.B17:.G17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2.998349" calcext:value-type="float">
            <text:p>102.998349</text:p>
          </table:table-cell>
          <table:table-cell office:value-type="float" office:value="27" calcext:value-type="float">
            <text:p>27</text:p>
          </table:table-cell>
          <table:table-cell table:formula="of:=SUM([.B18:.G18])" office:value-type="float" office:value="288.998349" calcext:value-type="float">
            <text:p>288.9983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54" calcext:value-type="float">
            <text:p>354</text:p>
          </table:table-cell>
          <table:table-cell table:formula="of:=SUM([.C2:.C18])" office:value-type="float" office:value="1475.481484" calcext:value-type="float">
            <text:p>1475.481484</text:p>
          </table:table-cell>
          <table:table-cell table:formula="of:=SUM([.D2:.D18])" office:value-type="float" office:value="1238.81174" calcext:value-type="float">
            <text:p>1238.81174</text:p>
          </table:table-cell>
          <table:table-cell table:formula="of:=SUM([.E2:.E18])" office:value-type="float" office:value="15" calcext:value-type="float">
            <text:p>15</text:p>
          </table:table-cell>
          <table:table-cell table:formula="of:=SUM([.F2:.F18])" office:value-type="float" office:value="1219.956541" calcext:value-type="float">
            <text:p>1219.956541</text:p>
          </table:table-cell>
          <table:table-cell table:formula="of:=SUM([.G2:.G18])" office:value-type="float" office:value="690.216889" calcext:value-type="float">
            <text:p>690.216889</text:p>
          </table:table-cell>
          <table:table-cell table:formula="of:=SUM([.B19:.G19])" office:value-type="float" office:value="4993.466654" calcext:value-type="float">
            <text:p>4993.466654</text:p>
          </table:table-cell>
        </table:table-row>
      </table:table>
      <table:table table:name="Data Sheet 1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5.434832" calcext:value-type="float">
            <text:p>45.4348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SUM([.B2:.G2])" office:value-type="float" office:value="108.434832" calcext:value-type="float">
            <text:p>108.4348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04.739328" calcext:value-type="float">
            <text:p>104.739328</text:p>
          </table:table-cell>
          <table:table-cell office:value-type="float" office:value="310.282861" calcext:value-type="float">
            <text:p>310.282861</text:p>
          </table:table-cell>
          <table:table-cell office:value-type="float" office:value="297.474929" calcext:value-type="float">
            <text:p>297.474929</text:p>
          </table:table-cell>
          <table:table-cell office:value-type="float" office:value="9" calcext:value-type="float">
            <text:p>9</text:p>
          </table:table-cell>
          <table:table-cell office:value-type="float" office:value="201.568595" calcext:value-type="float">
            <text:p>201.568595</text:p>
          </table:table-cell>
          <table:table-cell office:value-type="float" office:value="31.579776" calcext:value-type="float">
            <text:p>31.579776</text:p>
          </table:table-cell>
          <table:table-cell table:formula="of:=SUM([.B3:.G3])" office:value-type="float" office:value="954.645489" calcext:value-type="float">
            <text:p>954.64548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10.09258" calcext:value-type="float">
            <text:p>510.09258</text:p>
          </table:table-cell>
          <table:table-cell office:value-type="float" office:value="1590.993469" calcext:value-type="float">
            <text:p>1590.993469</text:p>
          </table:table-cell>
          <table:table-cell office:value-type="float" office:value="1503.292824" calcext:value-type="float">
            <text:p>1503.292824</text:p>
          </table:table-cell>
          <table:table-cell office:value-type="float" office:value="9" calcext:value-type="float">
            <text:p>9</text:p>
          </table:table-cell>
          <table:table-cell office:value-type="float" office:value="1174.413125" calcext:value-type="float">
            <text:p>1174.413125</text:p>
          </table:table-cell>
          <table:table-cell office:value-type="float" office:value="233.279716" calcext:value-type="float">
            <text:p>233.279716</text:p>
          </table:table-cell>
          <table:table-cell table:formula="of:=SUM([.B4:.G4])" office:value-type="float" office:value="5021.071714" calcext:value-type="float">
            <text:p>5021.07171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02.766408" calcext:value-type="float">
            <text:p>102.766408</text:p>
          </table:table-cell>
          <table:table-cell office:value-type="float" office:value="272.333712" calcext:value-type="float">
            <text:p>272.333712</text:p>
          </table:table-cell>
          <table:table-cell office:value-type="float" office:value="543.424078" calcext:value-type="float">
            <text:p>543.424078</text:p>
          </table:table-cell>
          <table:table-cell office:value-type="float" office:value="3" calcext:value-type="float">
            <text:p>3</text:p>
          </table:table-cell>
          <table:table-cell office:value-type="float" office:value="482.277707" calcext:value-type="float">
            <text:p>482.277707</text:p>
          </table:table-cell>
          <table:table-cell office:value-type="float" office:value="191.065518" calcext:value-type="float">
            <text:p>191.065518</text:p>
          </table:table-cell>
          <table:table-cell table:formula="of:=SUM([.B5:.G5])" office:value-type="float" office:value="1594.867423" calcext:value-type="float">
            <text:p>1594.86742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60.72472" calcext:value-type="float">
            <text:p>60.7247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SUM([.B6:.G6])" office:value-type="float" office:value="280.72472" calcext:value-type="float">
            <text:p>280.7247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6" calcext:value-type="float">
            <text:p>36</text:p>
          </table:table-cell>
          <table:table-cell office:value-type="float" office:value="126.434832" calcext:value-type="float">
            <text:p>126.434832</text:p>
          </table:table-cell>
          <table:table-cell office:value-type="float" office:value="87.159552" calcext:value-type="float">
            <text:p>87.15955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table:formula="of:=SUM([.B7:.G7])" office:value-type="float" office:value="412.594384" calcext:value-type="float">
            <text:p>412.59438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.B8:.G8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1" calcext:value-type="float">
            <text:p>51</text:p>
          </table:table-cell>
          <table:table-cell office:value-type="float" office:value="232.96298" calcext:value-type="float">
            <text:p>232.96298</text:p>
          </table:table-cell>
          <table:table-cell office:value-type="float" office:value="165.775989" calcext:value-type="float">
            <text:p>165.775989</text:p>
          </table:table-cell>
          <table:table-cell office:value-type="float" office:value="0" calcext:value-type="float">
            <text:p>0</text:p>
          </table:table-cell>
          <table:table-cell office:value-type="float" office:value="115.631045" calcext:value-type="float">
            <text:p>115.631045</text:p>
          </table:table-cell>
          <table:table-cell office:value-type="float" office:value="57" calcext:value-type="float">
            <text:p>57</text:p>
          </table:table-cell>
          <table:table-cell table:formula="of:=SUM([.B9:.G9])" office:value-type="float" office:value="622.370014" calcext:value-type="float">
            <text:p>622.37001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87" calcext:value-type="float">
            <text:p>87</text:p>
          </table:table-cell>
          <table:table-cell office:value-type="float" office:value="203.706976" calcext:value-type="float">
            <text:p>203.706976</text:p>
          </table:table-cell>
          <table:table-cell office:value-type="float" office:value="425.591434" calcext:value-type="float">
            <text:p>425.591434</text:p>
          </table:table-cell>
          <table:table-cell office:value-type="float" office:value="0" calcext:value-type="float">
            <text:p>0</text:p>
          </table:table-cell>
          <table:table-cell office:value-type="float" office:value="444.403716" calcext:value-type="float">
            <text:p>444.403716</text:p>
          </table:table-cell>
          <table:table-cell office:value-type="float" office:value="80.6877" calcext:value-type="float">
            <text:p>80.6877</text:p>
          </table:table-cell>
          <table:table-cell table:formula="of:=SUM([.B10:.G10])" office:value-type="float" office:value="1241.389826" calcext:value-type="float">
            <text:p>1241.38982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5.818036" calcext:value-type="float">
            <text:p>75.818036</text:p>
          </table:table-cell>
          <table:table-cell office:value-type="float" office:value="182.44944" calcext:value-type="float">
            <text:p>182.44944</text:p>
          </table:table-cell>
          <table:table-cell office:value-type="float" office:value="304.488119" calcext:value-type="float">
            <text:p>304.488119</text:p>
          </table:table-cell>
          <table:table-cell office:value-type="float" office:value="0" calcext:value-type="float">
            <text:p>0</text:p>
          </table:table-cell>
          <table:table-cell office:value-type="float" office:value="289.680305" calcext:value-type="float">
            <text:p>289.680305</text:p>
          </table:table-cell>
          <table:table-cell office:value-type="float" office:value="301.501455" calcext:value-type="float">
            <text:p>301.501455</text:p>
          </table:table-cell>
          <table:table-cell table:formula="of:=SUM([.B11:.G11])" office:value-type="float" office:value="1153.937355" calcext:value-type="float">
            <text:p>1153.93735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SUM([.B12:.G1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06.74925" calcext:value-type="float">
            <text:p>206.74925</text:p>
          </table:table-cell>
          <table:table-cell office:value-type="float" office:value="584.739074" calcext:value-type="float">
            <text:p>584.739074</text:p>
          </table:table-cell>
          <table:table-cell office:value-type="float" office:value="909.888918" calcext:value-type="float">
            <text:p>909.888918</text:p>
          </table:table-cell>
          <table:table-cell office:value-type="float" office:value="12" calcext:value-type="float">
            <text:p>12</text:p>
          </table:table-cell>
          <table:table-cell office:value-type="float" office:value="869.069945" calcext:value-type="float">
            <text:p>869.069945</text:p>
          </table:table-cell>
          <table:table-cell office:value-type="float" office:value="344.164511" calcext:value-type="float">
            <text:p>344.164511</text:p>
          </table:table-cell>
          <table:table-cell table:formula="of:=SUM([.B13:.G13])" office:value-type="float" office:value="2926.611698" calcext:value-type="float">
            <text:p>2926.61169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0.434832" calcext:value-type="float">
            <text:p>30.434832</text:p>
          </table:table-cell>
          <table:table-cell office:value-type="float" office:value="60.434832" calcext:value-type="float">
            <text:p>60.434832</text:p>
          </table:table-cell>
          <table:table-cell office:value-type="float" office:value="159.116378" calcext:value-type="float">
            <text:p>159.116378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80.72472" calcext:value-type="float">
            <text:p>80.72472</text:p>
          </table:table-cell>
          <table:table-cell table:formula="of:=SUM([.B14:.G14])" office:value-type="float" office:value="471.710762" calcext:value-type="float">
            <text:p>471.71076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3.869664" calcext:value-type="float">
            <text:p>43.869664</text:p>
          </table:table-cell>
          <table:table-cell office:value-type="float" office:value="115.304496" calcext:value-type="float">
            <text:p>115.304496</text:p>
          </table:table-cell>
          <table:table-cell office:value-type="float" office:value="255.266476" calcext:value-type="float">
            <text:p>255.266476</text:p>
          </table:table-cell>
          <table:table-cell office:value-type="float" office:value="6" calcext:value-type="float">
            <text:p>6</text:p>
          </table:table-cell>
          <table:table-cell office:value-type="float" office:value="233.52578" calcext:value-type="float">
            <text:p>233.52578</text:p>
          </table:table-cell>
          <table:table-cell office:value-type="float" office:value="54.434832" calcext:value-type="float">
            <text:p>54.434832</text:p>
          </table:table-cell>
          <table:table-cell table:formula="of:=SUM([.B15:.G15])" office:value-type="float" office:value="708.401248" calcext:value-type="float">
            <text:p>708.40124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SUM([.B16:.G1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6.832644" calcext:value-type="float">
            <text:p>96.83264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table:formula="of:=SUM([.B17:.G17])" office:value-type="float" office:value="381.832644" calcext:value-type="float">
            <text:p>381.83264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1" calcext:value-type="float">
            <text:p>21</text:p>
          </table:table-cell>
          <table:table-cell office:value-type="float" office:value="63.434832" calcext:value-type="float">
            <text:p>63.43483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7.434832" calcext:value-type="float">
            <text:p>87.434832</text:p>
          </table:table-cell>
          <table:table-cell office:value-type="float" office:value="24.383204" calcext:value-type="float">
            <text:p>24.383204</text:p>
          </table:table-cell>
          <table:table-cell table:formula="of:=SUM([.B18:.G18])" office:value-type="float" office:value="247.252868" calcext:value-type="float">
            <text:p>247.25286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389.470098" calcext:value-type="float">
            <text:p>1389.470098</text:p>
          </table:table-cell>
          <table:table-cell office:value-type="float" office:value="4043.077504" calcext:value-type="float">
            <text:p>4043.077504</text:p>
          </table:table-cell>
          <table:table-cell office:value-type="float" office:value="4974.470893" calcext:value-type="float">
            <text:p>4974.470893</text:p>
          </table:table-cell>
          <table:table-cell office:value-type="float" office:value="63" calcext:value-type="float">
            <text:p>63</text:p>
          </table:table-cell>
          <table:table-cell office:value-type="float" office:value="4342.00505" calcext:value-type="float">
            <text:p>4342.00505</text:p>
          </table:table-cell>
          <table:table-cell office:value-type="float" office:value="1598.821432" calcext:value-type="float">
            <text:p>1598.821432</text:p>
          </table:table-cell>
          <table:table-cell table:formula="of:=SUM([.B19:.G19])" office:value-type="float" office:value="16410.844977" calcext:value-type="float">
            <text:p>16410.844977</text:p>
          </table:table-cell>
        </table:table-row>
      </table:table>
      <table:table table:name="Data Sheet 2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:.G2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5" calcext:value-type="float">
            <text:p>45</text:p>
          </table:table-cell>
          <table:table-cell office:value-type="float" office:value="130.314384" calcext:value-type="float">
            <text:p>130.31438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3:.G3])" office:value-type="float" office:value="241.314384" calcext:value-type="float">
            <text:p>241.31438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0.501016" calcext:value-type="float">
            <text:p>90.501016</text:p>
          </table:table-cell>
          <table:table-cell office:value-type="float" office:value="237.11652" calcext:value-type="float">
            <text:p>237.11652</text:p>
          </table:table-cell>
          <table:table-cell office:value-type="float" office:value="149.628768" calcext:value-type="float">
            <text:p>149.62876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SUM([.B4:.G4])" office:value-type="float" office:value="582.246304" calcext:value-type="float">
            <text:p>582.24630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SUM([.B5:.G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6:.G6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B7:.G7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G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1" calcext:value-type="float">
            <text:p>51</text:p>
          </table:table-cell>
          <table:table-cell office:value-type="float" office:value="170.50302" calcext:value-type="float">
            <text:p>170.503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SUM([.B9:.G9])" office:value-type="float" office:value="299.50302" calcext:value-type="float">
            <text:p>299.5030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SUM([.B10:.G10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.657192" calcext:value-type="float">
            <text:p>24.657192</text:p>
          </table:table-cell>
          <table:table-cell office:value-type="float" office:value="6.583072" calcext:value-type="float">
            <text:p>6.583072</text:p>
          </table:table-cell>
          <table:table-cell table:formula="of:=SUM([.B11:.G11])" office:value-type="float" office:value="106.240264" calcext:value-type="float">
            <text:p>106.24026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2:.G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70.062888" calcext:value-type="float">
            <text:p>70.0628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SUM([.B13:.G13])" office:value-type="float" office:value="280.062888" calcext:value-type="float">
            <text:p>280.06288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14:.G14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5:.G1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G1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7:.G17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([.B18:.G1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9.501016" calcext:value-type="float">
            <text:p>339.501016</text:p>
          </table:table-cell>
          <table:table-cell office:value-type="float" office:value="840.933924" calcext:value-type="float">
            <text:p>840.933924</text:p>
          </table:table-cell>
          <table:table-cell office:value-type="float" office:value="486.691656" calcext:value-type="float">
            <text:p>486.691656</text:p>
          </table:table-cell>
          <table:table-cell office:value-type="float" office:value="3" calcext:value-type="float">
            <text:p>3</text:p>
          </table:table-cell>
          <table:table-cell office:value-type="float" office:value="246.657192" calcext:value-type="float">
            <text:p>246.657192</text:p>
          </table:table-cell>
          <table:table-cell office:value-type="float" office:value="138.583072" calcext:value-type="float">
            <text:p>138.583072</text:p>
          </table:table-cell>
          <table:table-cell table:formula="of:=SUM([.B19:.G19])" office:value-type="float" office:value="2055.36686" calcext:value-type="float">
            <text:p>2055.36686</text:p>
          </table:table-cell>
        </table:table-row>
      </table:table>
      <table:table table:name="Data Sheet 3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3" calcext:value-type="float">
            <text:p>63</text:p>
          </table:table-cell>
          <table:table-cell office:value-type="float" office:value="186.438128" calcext:value-type="float">
            <text:p>186.43812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formula="of:=SUM([.B2:.G2])" office:value-type="float" office:value="445.438128" calcext:value-type="float">
            <text:p>445.4381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06.523979" calcext:value-type="float">
            <text:p>606.523979</text:p>
          </table:table-cell>
          <table:table-cell office:value-type="float" office:value="1741.531012" calcext:value-type="float">
            <text:p>1741.531012</text:p>
          </table:table-cell>
          <table:table-cell office:value-type="float" office:value="754.983693" calcext:value-type="float">
            <text:p>754.983693</text:p>
          </table:table-cell>
          <table:table-cell office:value-type="float" office:value="6" calcext:value-type="float">
            <text:p>6</text:p>
          </table:table-cell>
          <table:table-cell office:value-type="float" office:value="147.405696" calcext:value-type="float">
            <text:p>147.405696</text:p>
          </table:table-cell>
          <table:table-cell office:value-type="float" office:value="141.969572" calcext:value-type="float">
            <text:p>141.969572</text:p>
          </table:table-cell>
          <table:table-cell table:formula="of:=SUM([.B3:.G3])" office:value-type="float" office:value="3398.413952" calcext:value-type="float">
            <text:p>3398.41395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31.550196" calcext:value-type="float">
            <text:p>131.550196</text:p>
          </table:table-cell>
          <table:table-cell office:value-type="float" office:value="348.485002" calcext:value-type="float">
            <text:p>348.485002</text:p>
          </table:table-cell>
          <table:table-cell office:value-type="float" office:value="417.572579" calcext:value-type="float">
            <text:p>417.572579</text:p>
          </table:table-cell>
          <table:table-cell office:value-type="float" office:value="15" calcext:value-type="float">
            <text:p>15</text:p>
          </table:table-cell>
          <table:table-cell office:value-type="float" office:value="223.987117" calcext:value-type="float">
            <text:p>223.987117</text:p>
          </table:table-cell>
          <table:table-cell office:value-type="float" office:value="48" calcext:value-type="float">
            <text:p>48</text:p>
          </table:table-cell>
          <table:table-cell table:formula="of:=SUM([.B4:.G4])" office:value-type="float" office:value="1184.594894" calcext:value-type="float">
            <text:p>1184.59489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SUM([.B5:.G5]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02.657192" calcext:value-type="float">
            <text:p>102.657192</text:p>
          </table:table-cell>
          <table:table-cell office:value-type="float" office:value="457.273486" calcext:value-type="float">
            <text:p>457.273486</text:p>
          </table:table-cell>
          <table:table-cell office:value-type="float" office:value="156.998349" calcext:value-type="float">
            <text:p>156.99834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SUM([.B6:.G6])" office:value-type="float" office:value="836.929027" calcext:value-type="float">
            <text:p>836.92902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81.807379" calcext:value-type="float">
            <text:p>181.807379</text:p>
          </table:table-cell>
          <table:table-cell office:value-type="float" office:value="825.643097" calcext:value-type="float">
            <text:p>825.643097</text:p>
          </table:table-cell>
          <table:table-cell office:value-type="float" office:value="251.695664" calcext:value-type="float">
            <text:p>251.69566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0.00604" calcext:value-type="float">
            <text:p>190.00604</text:p>
          </table:table-cell>
          <table:table-cell table:formula="of:=SUM([.B7:.G7])" office:value-type="float" office:value="1575.15218" calcext:value-type="float">
            <text:p>1575.1521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48.962701" calcext:value-type="float">
            <text:p>248.962701</text:p>
          </table:table-cell>
          <table:table-cell office:value-type="float" office:value="852.521744" calcext:value-type="float">
            <text:p>852.521744</text:p>
          </table:table-cell>
          <table:table-cell office:value-type="float" office:value="313.076004" calcext:value-type="float">
            <text:p>313.076004</text:p>
          </table:table-cell>
          <table:table-cell office:value-type="float" office:value="6" calcext:value-type="float">
            <text:p>6</text:p>
          </table:table-cell>
          <table:table-cell office:value-type="float" office:value="96.657192" calcext:value-type="float">
            <text:p>96.657192</text:p>
          </table:table-cell>
          <table:table-cell office:value-type="float" office:value="99" calcext:value-type="float">
            <text:p>99</text:p>
          </table:table-cell>
          <table:table-cell table:formula="of:=SUM([.B8:.G8])" office:value-type="float" office:value="1616.217641" calcext:value-type="float">
            <text:p>1616.21764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801.215678" calcext:value-type="float">
            <text:p>801.215678</text:p>
          </table:table-cell>
          <table:table-cell office:value-type="float" office:value="3014.727357" calcext:value-type="float">
            <text:p>3014.727357</text:p>
          </table:table-cell>
          <table:table-cell office:value-type="float" office:value="982.266179" calcext:value-type="float">
            <text:p>982.266179</text:p>
          </table:table-cell>
          <table:table-cell office:value-type="float" office:value="15" calcext:value-type="float">
            <text:p>15</text:p>
          </table:table-cell>
          <table:table-cell office:value-type="float" office:value="258.438128" calcext:value-type="float">
            <text:p>258.438128</text:p>
          </table:table-cell>
          <table:table-cell office:value-type="float" office:value="384.708404" calcext:value-type="float">
            <text:p>384.708404</text:p>
          </table:table-cell>
          <table:table-cell table:formula="of:=SUM([.B9:.G9])" office:value-type="float" office:value="5456.355746" calcext:value-type="float">
            <text:p>5456.35574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SUM([.B10:.G10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.657192" calcext:value-type="float">
            <text:p>30.657192</text:p>
          </table:table-cell>
          <table:table-cell table:formula="of:=SUM([.B11:.G11])" office:value-type="float" office:value="165.657192" calcext:value-type="float">
            <text:p>165.6571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42.561895" calcext:value-type="float">
            <text:p>242.561895</text:p>
          </table:table-cell>
          <table:table-cell office:value-type="float" office:value="743.711211" calcext:value-type="float">
            <text:p>743.711211</text:p>
          </table:table-cell>
          <table:table-cell office:value-type="float" office:value="300.773649" calcext:value-type="float">
            <text:p>300.77364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.188636" calcext:value-type="float">
            <text:p>97.188636</text:p>
          </table:table-cell>
          <table:table-cell table:formula="of:=SUM([.B12:.G12])" office:value-type="float" office:value="1456.235391" calcext:value-type="float">
            <text:p>1456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45.561018" calcext:value-type="float">
            <text:p>145.561018</text:p>
          </table:table-cell>
          <table:table-cell office:value-type="float" office:value="423.634609" calcext:value-type="float">
            <text:p>423.634609</text:p>
          </table:table-cell>
          <table:table-cell office:value-type="float" office:value="256.920244" calcext:value-type="float">
            <text:p>256.920244</text:p>
          </table:table-cell>
          <table:table-cell office:value-type="float" office:value="15" calcext:value-type="float">
            <text:p>15</text:p>
          </table:table-cell>
          <table:table-cell office:value-type="float" office:value="145.314384" calcext:value-type="float">
            <text:p>145.314384</text:p>
          </table:table-cell>
          <table:table-cell office:value-type="float" office:value="87" calcext:value-type="float">
            <text:p>87</text:p>
          </table:table-cell>
          <table:table-cell table:formula="of:=SUM([.B13:.G13])" office:value-type="float" office:value="1073.430255" calcext:value-type="float">
            <text:p>1073.43025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2" calcext:value-type="float">
            <text:p>42</text:p>
          </table:table-cell>
          <table:table-cell office:value-type="float" office:value="147.19064" calcext:value-type="float">
            <text:p>147.19064</text:p>
          </table:table-cell>
          <table:table-cell office:value-type="float" office:value="131.09532" calcext:value-type="float">
            <text:p>131.0953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table:formula="of:=SUM([.B14:.G14])" office:value-type="float" office:value="521.28596" calcext:value-type="float">
            <text:p>521.2859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1.19064" calcext:value-type="float">
            <text:p>81.19064</text:p>
          </table:table-cell>
          <table:table-cell office:value-type="float" office:value="185.69366" calcext:value-type="float">
            <text:p>185.69366</text:p>
          </table:table-cell>
          <table:table-cell office:value-type="float" office:value="465.544105" calcext:value-type="float">
            <text:p>465.544105</text:p>
          </table:table-cell>
          <table:table-cell office:value-type="float" office:value="15" calcext:value-type="float">
            <text:p>15</text:p>
          </table:table-cell>
          <table:table-cell office:value-type="float" office:value="285.24586" calcext:value-type="float">
            <text:p>285.24586</text:p>
          </table:table-cell>
          <table:table-cell office:value-type="float" office:value="78.207035" calcext:value-type="float">
            <text:p>78.207035</text:p>
          </table:table-cell>
          <table:table-cell table:formula="of:=SUM([.B15:.G15])" office:value-type="float" office:value="1110.8813" calcext:value-type="float">
            <text:p>1110.881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59.337241" calcext:value-type="float">
            <text:p>359.337241</text:p>
          </table:table-cell>
          <table:table-cell office:value-type="float" office:value="654.837119" calcext:value-type="float">
            <text:p>654.837119</text:p>
          </table:table-cell>
          <table:table-cell office:value-type="float" office:value="406.552713" calcext:value-type="float">
            <text:p>406.5527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9.594332" calcext:value-type="float">
            <text:p>79.594332</text:p>
          </table:table-cell>
          <table:table-cell table:formula="of:=SUM([.B16:.G16])" office:value-type="float" office:value="1620.321405" calcext:value-type="float">
            <text:p>1620.32140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5.533448" calcext:value-type="float">
            <text:p>65.533448</text:p>
          </table:table-cell>
          <table:table-cell office:value-type="float" office:value="127.971576" calcext:value-type="float">
            <text:p>127.971576</text:p>
          </table:table-cell>
          <table:table-cell office:value-type="float" office:value="272.446172" calcext:value-type="float">
            <text:p>272.446172</text:p>
          </table:table-cell>
          <table:table-cell office:value-type="float" office:value="9" calcext:value-type="float">
            <text:p>9</text:p>
          </table:table-cell>
          <table:table-cell office:value-type="float" office:value="157.882979" calcext:value-type="float">
            <text:p>157.882979</text:p>
          </table:table-cell>
          <table:table-cell office:value-type="float" office:value="51.779285" calcext:value-type="float">
            <text:p>51.779285</text:p>
          </table:table-cell>
          <table:table-cell table:formula="of:=SUM([.B17:.G17])" office:value-type="float" office:value="684.61346" calcext:value-type="float">
            <text:p>684.6134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13.208266" calcext:value-type="float">
            <text:p>1513.208266</text:p>
          </table:table-cell>
          <table:table-cell office:value-type="float" office:value="3098.175955" calcext:value-type="float">
            <text:p>3098.175955</text:p>
          </table:table-cell>
          <table:table-cell office:value-type="float" office:value="2164.258833" calcext:value-type="float">
            <text:p>2164.258833</text:p>
          </table:table-cell>
          <table:table-cell office:value-type="float" office:value="51" calcext:value-type="float">
            <text:p>51</text:p>
          </table:table-cell>
          <table:table-cell office:value-type="float" office:value="640.892473" calcext:value-type="float">
            <text:p>640.892473</text:p>
          </table:table-cell>
          <table:table-cell office:value-type="float" office:value="505.513652" calcext:value-type="float">
            <text:p>505.513652</text:p>
          </table:table-cell>
          <table:table-cell table:formula="of:=SUM([.B18:.G18])" office:value-type="float" office:value="7973.049179" calcext:value-type="float">
            <text:p>7973.04917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618.109633" calcext:value-type="float">
            <text:p>4618.109633</text:p>
          </table:table-cell>
          <table:table-cell office:value-type="float" office:value="12915.834596" calcext:value-type="float">
            <text:p>12915.834596</text:p>
          </table:table-cell>
          <table:table-cell office:value-type="float" office:value="7108.183504" calcext:value-type="float">
            <text:p>7108.183504</text:p>
          </table:table-cell>
          <table:table-cell office:value-type="float" office:value="153" calcext:value-type="float">
            <text:p>153</text:p>
          </table:table-cell>
          <table:table-cell office:value-type="float" office:value="2552.823829" calcext:value-type="float">
            <text:p>2552.823829</text:p>
          </table:table-cell>
          <table:table-cell office:value-type="float" office:value="2076.624148" calcext:value-type="float">
            <text:p>2076.624148</text:p>
          </table:table-cell>
          <table:table-cell table:formula="of:=SUM([.B19:.G19])" office:value-type="float" office:value="29424.57571" calcext:value-type="float">
            <text:p>29424.57571</text:p>
          </table:table-cell>
        </table:table-row>
      </table:table>
      <table:table table:name="Data Sheet 4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8" calcext:value-type="float">
            <text:p>78</text:p>
          </table:table-cell>
          <table:table-cell office:value-type="float" office:value="286.533448" calcext:value-type="float">
            <text:p>286.533448</text:p>
          </table:table-cell>
          <table:table-cell office:value-type="float" office:value="201.434832" calcext:value-type="float">
            <text:p>201.434832</text:p>
          </table:table-cell>
          <table:table-cell office:value-type="float" office:value="0" calcext:value-type="float">
            <text:p>0</text:p>
          </table:table-cell>
          <table:table-cell office:value-type="float" office:value="123.657192" calcext:value-type="float">
            <text:p>123.657192</text:p>
          </table:table-cell>
          <table:table-cell office:value-type="float" office:value="95.438128" calcext:value-type="float">
            <text:p>95.438128</text:p>
          </table:table-cell>
          <table:table-cell table:formula="of:=SUM([.B2:.G2])" office:value-type="float" office:value="785.0636" calcext:value-type="float">
            <text:p>785.063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813.263307" calcext:value-type="float">
            <text:p>813.263307</text:p>
          </table:table-cell>
          <table:table-cell office:value-type="float" office:value="2465.005333" calcext:value-type="float">
            <text:p>2465.005333</text:p>
          </table:table-cell>
          <table:table-cell office:value-type="float" office:value="1294.021314" calcext:value-type="float">
            <text:p>1294.021314</text:p>
          </table:table-cell>
          <table:table-cell office:value-type="float" office:value="15" calcext:value-type="float">
            <text:p>15</text:p>
          </table:table-cell>
          <table:table-cell office:value-type="float" office:value="554.086359" calcext:value-type="float">
            <text:p>554.086359</text:p>
          </table:table-cell>
          <table:table-cell office:value-type="float" office:value="218.549348" calcext:value-type="float">
            <text:p>218.549348</text:p>
          </table:table-cell>
          <table:table-cell table:formula="of:=SUM([.B3:.G3])" office:value-type="float" office:value="5359.925661" calcext:value-type="float">
            <text:p>5359.92566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68.143792" calcext:value-type="float">
            <text:p>768.143792</text:p>
          </table:table-cell>
          <table:table-cell office:value-type="float" office:value="2268.219751" calcext:value-type="float">
            <text:p>2268.219751</text:p>
          </table:table-cell>
          <table:table-cell office:value-type="float" office:value="2130.494171" calcext:value-type="float">
            <text:p>2130.494171</text:p>
          </table:table-cell>
          <table:table-cell office:value-type="float" office:value="27" calcext:value-type="float">
            <text:p>27</text:p>
          </table:table-cell>
          <table:table-cell office:value-type="float" office:value="1576.714626" calcext:value-type="float">
            <text:p>1576.714626</text:p>
          </table:table-cell>
          <table:table-cell office:value-type="float" office:value="317.279716" calcext:value-type="float">
            <text:p>317.279716</text:p>
          </table:table-cell>
          <table:table-cell table:formula="of:=SUM([.B4:.G4])" office:value-type="float" office:value="7087.852056" calcext:value-type="float">
            <text:p>7087.85205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0.766408" calcext:value-type="float">
            <text:p>150.766408</text:p>
          </table:table-cell>
          <table:table-cell office:value-type="float" office:value="353.333712" calcext:value-type="float">
            <text:p>353.333712</text:p>
          </table:table-cell>
          <table:table-cell office:value-type="float" office:value="711.269906" calcext:value-type="float">
            <text:p>711.269906</text:p>
          </table:table-cell>
          <table:table-cell office:value-type="float" office:value="12" calcext:value-type="float">
            <text:p>12</text:p>
          </table:table-cell>
          <table:table-cell office:value-type="float" office:value="662.934899" calcext:value-type="float">
            <text:p>662.934899</text:p>
          </table:table-cell>
          <table:table-cell office:value-type="float" office:value="336.568538" calcext:value-type="float">
            <text:p>336.568538</text:p>
          </table:table-cell>
          <table:table-cell table:formula="of:=SUM([.B5:.G5])" office:value-type="float" office:value="2226.873463" calcext:value-type="float">
            <text:p>2226.873463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77.657192" calcext:value-type="float">
            <text:p>177.657192</text:p>
          </table:table-cell>
          <table:table-cell office:value-type="float" office:value="748.555438" calcext:value-type="float">
            <text:p>748.555438</text:p>
          </table:table-cell>
          <table:table-cell office:value-type="float" office:value="311.380261" calcext:value-type="float">
            <text:p>311.380261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09.657192" calcext:value-type="float">
            <text:p>109.657192</text:p>
          </table:table-cell>
          <table:table-cell table:formula="of:=SUM([.B6:.G6])" office:value-type="float" office:value="1524.250083" calcext:value-type="float">
            <text:p>1524.250083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41.807379" calcext:value-type="float">
            <text:p>241.807379</text:p>
          </table:table-cell>
          <table:table-cell office:value-type="float" office:value="1076.921753" calcext:value-type="float">
            <text:p>1076.921753</text:p>
          </table:table-cell>
          <table:table-cell office:value-type="float" office:value="473.483984" calcext:value-type="float">
            <text:p>473.483984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office:value-type="float" office:value="384.537484" calcext:value-type="float">
            <text:p>384.537484</text:p>
          </table:table-cell>
          <table:table-cell table:formula="of:=SUM([.B7:.G7])" office:value-type="float" office:value="2437.7506" calcext:value-type="float">
            <text:p>2437.750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69.962701" calcext:value-type="float">
            <text:p>269.962701</text:p>
          </table:table-cell>
          <table:table-cell office:value-type="float" office:value="919.178936" calcext:value-type="float">
            <text:p>919.178936</text:p>
          </table:table-cell>
          <table:table-cell office:value-type="float" office:value="352.076004" calcext:value-type="float">
            <text:p>352.076004</text:p>
          </table:table-cell>
          <table:table-cell office:value-type="float" office:value="6" calcext:value-type="float">
            <text:p>6</text:p>
          </table:table-cell>
          <table:table-cell office:value-type="float" office:value="171.657192" calcext:value-type="float">
            <text:p>171.657192</text:p>
          </table:table-cell>
          <table:table-cell office:value-type="float" office:value="117" calcext:value-type="float">
            <text:p>117</text:p>
          </table:table-cell>
          <table:table-cell table:formula="of:=SUM([.B8:.G8])" office:value-type="float" office:value="1835.874833" calcext:value-type="float">
            <text:p>1835.87483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963.215678" calcext:value-type="float">
            <text:p>963.215678</text:p>
          </table:table-cell>
          <table:table-cell office:value-type="float" office:value="3721.637525" calcext:value-type="float">
            <text:p>3721.637525</text:p>
          </table:table-cell>
          <table:table-cell office:value-type="float" office:value="1282.575616" calcext:value-type="float">
            <text:p>1282.575616</text:p>
          </table:table-cell>
          <table:table-cell office:value-type="float" office:value="15" calcext:value-type="float">
            <text:p>15</text:p>
          </table:table-cell>
          <table:table-cell office:value-type="float" office:value="555.463193" calcext:value-type="float">
            <text:p>555.463193</text:p>
          </table:table-cell>
          <table:table-cell office:value-type="float" office:value="545.1353" calcext:value-type="float">
            <text:p>545.1353</text:p>
          </table:table-cell>
          <table:table-cell table:formula="of:=SUM([.B9:.G9])" office:value-type="float" office:value="7083.027312" calcext:value-type="float">
            <text:p>7083.02731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14" calcext:value-type="float">
            <text:p>114</text:p>
          </table:table-cell>
          <table:table-cell office:value-type="float" office:value="321.706976" calcext:value-type="float">
            <text:p>321.706976</text:p>
          </table:table-cell>
          <table:table-cell office:value-type="float" office:value="561.248626" calcext:value-type="float">
            <text:p>561.248626</text:p>
          </table:table-cell>
          <table:table-cell office:value-type="float" office:value="3" calcext:value-type="float">
            <text:p>3</text:p>
          </table:table-cell>
          <table:table-cell office:value-type="float" office:value="504.403716" calcext:value-type="float">
            <text:p>504.403716</text:p>
          </table:table-cell>
          <table:table-cell office:value-type="float" office:value="122.6877" calcext:value-type="float">
            <text:p>122.6877</text:p>
          </table:table-cell>
          <table:table-cell table:formula="of:=SUM([.B10:.G10])" office:value-type="float" office:value="1627.047018" calcext:value-type="float">
            <text:p>1627.04701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8.818036" calcext:value-type="float">
            <text:p>108.818036</text:p>
          </table:table-cell>
          <table:table-cell office:value-type="float" office:value="326.44944" calcext:value-type="float">
            <text:p>326.44944</text:p>
          </table:table-cell>
          <table:table-cell office:value-type="float" office:value="436.922951" calcext:value-type="float">
            <text:p>436.922951</text:p>
          </table:table-cell>
          <table:table-cell office:value-type="float" office:value="0" calcext:value-type="float">
            <text:p>0</text:p>
          </table:table-cell>
          <table:table-cell office:value-type="float" office:value="404.920569" calcext:value-type="float">
            <text:p>404.920569</text:p>
          </table:table-cell>
          <table:table-cell office:value-type="float" office:value="400.994228" calcext:value-type="float">
            <text:p>400.994228</text:p>
          </table:table-cell>
          <table:table-cell table:formula="of:=SUM([.B11:.G11])" office:value-type="float" office:value="1678.105224" calcext:value-type="float">
            <text:p>1678.10522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57.561895" calcext:value-type="float">
            <text:p>257.561895</text:p>
          </table:table-cell>
          <table:table-cell office:value-type="float" office:value="785.711211" calcext:value-type="float">
            <text:p>785.711211</text:p>
          </table:table-cell>
          <table:table-cell office:value-type="float" office:value="339.773649" calcext:value-type="float">
            <text:p>339.773649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21.188636" calcext:value-type="float">
            <text:p>121.188636</text:p>
          </table:table-cell>
          <table:table-cell table:formula="of:=SUM([.B12:.G12])" office:value-type="float" office:value="1648.235391" calcext:value-type="float">
            <text:p>1648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24.310268" calcext:value-type="float">
            <text:p>424.310268</text:p>
          </table:table-cell>
          <table:table-cell office:value-type="float" office:value="1180.030875" calcext:value-type="float">
            <text:p>1180.030875</text:p>
          </table:table-cell>
          <table:table-cell office:value-type="float" office:value="1392.832394" calcext:value-type="float">
            <text:p>1392.832394</text:p>
          </table:table-cell>
          <table:table-cell office:value-type="float" office:value="27" calcext:value-type="float">
            <text:p>27</text:p>
          </table:table-cell>
          <table:table-cell office:value-type="float" office:value="1144.624593" calcext:value-type="float">
            <text:p>1144.624593</text:p>
          </table:table-cell>
          <table:table-cell office:value-type="float" office:value="504.915019" calcext:value-type="float">
            <text:p>504.915019</text:p>
          </table:table-cell>
          <table:table-cell table:formula="of:=SUM([.B13:.G13])" office:value-type="float" office:value="4673.713149" calcext:value-type="float">
            <text:p>4673.71314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4.434832" calcext:value-type="float">
            <text:p>84.434832</text:p>
          </table:table-cell>
          <table:table-cell office:value-type="float" office:value="255.625472" calcext:value-type="float">
            <text:p>255.625472</text:p>
          </table:table-cell>
          <table:table-cell office:value-type="float" office:value="374.743142" calcext:value-type="float">
            <text:p>374.743142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77.381912" calcext:value-type="float">
            <text:p>277.381912</text:p>
          </table:table-cell>
          <table:table-cell table:formula="of:=SUM([.B14:.G14])" office:value-type="float" office:value="1238.185358" calcext:value-type="float">
            <text:p>1238.18535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49.060304" calcext:value-type="float">
            <text:p>149.060304</text:p>
          </table:table-cell>
          <table:table-cell office:value-type="float" office:value="333.998156" calcext:value-type="float">
            <text:p>333.998156</text:p>
          </table:table-cell>
          <table:table-cell office:value-type="float" office:value="816.810581" calcext:value-type="float">
            <text:p>816.810581</text:p>
          </table:table-cell>
          <table:table-cell office:value-type="float" office:value="24" calcext:value-type="float">
            <text:p>24</text:p>
          </table:table-cell>
          <table:table-cell office:value-type="float" office:value="575.77164" calcext:value-type="float">
            <text:p>575.77164</text:p>
          </table:table-cell>
          <table:table-cell office:value-type="float" office:value="174.641867" calcext:value-type="float">
            <text:p>174.641867</text:p>
          </table:table-cell>
          <table:table-cell table:formula="of:=SUM([.B15:.G15])" office:value-type="float" office:value="2074.282548" calcext:value-type="float">
            <text:p>2074.28254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04.337241" calcext:value-type="float">
            <text:p>404.337241</text:p>
          </table:table-cell>
          <table:table-cell office:value-type="float" office:value="735.837119" calcext:value-type="float">
            <text:p>735.837119</text:p>
          </table:table-cell>
          <table:table-cell office:value-type="float" office:value="445.552713" calcext:value-type="float">
            <text:p>445.552713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97.594332" calcext:value-type="float">
            <text:p>97.594332</text:p>
          </table:table-cell>
          <table:table-cell table:formula="of:=SUM([.B16:.G16])" office:value-type="float" office:value="1845.321405" calcext:value-type="float">
            <text:p>1845.32140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3.533448" calcext:value-type="float">
            <text:p>113.533448</text:p>
          </table:table-cell>
          <table:table-cell office:value-type="float" office:value="238.971576" calcext:value-type="float">
            <text:p>238.971576</text:p>
          </table:table-cell>
          <table:table-cell office:value-type="float" office:value="408.278816" calcext:value-type="float">
            <text:p>408.278816</text:p>
          </table:table-cell>
          <table:table-cell office:value-type="float" office:value="15" calcext:value-type="float">
            <text:p>15</text:p>
          </table:table-cell>
          <table:table-cell office:value-type="float" office:value="289.882979" calcext:value-type="float">
            <text:p>289.882979</text:p>
          </table:table-cell>
          <table:table-cell office:value-type="float" office:value="114.779285" calcext:value-type="float">
            <text:p>114.779285</text:p>
          </table:table-cell>
          <table:table-cell table:formula="of:=SUM([.B17:.G17])" office:value-type="float" office:value="1180.446104" calcext:value-type="float">
            <text:p>1180.44610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82.208266" calcext:value-type="float">
            <text:p>1582.208266</text:p>
          </table:table-cell>
          <table:table-cell office:value-type="float" office:value="3257.610787" calcext:value-type="float">
            <text:p>3257.610787</text:p>
          </table:table-cell>
          <table:table-cell office:value-type="float" office:value="2275.258833" calcext:value-type="float">
            <text:p>2275.258833</text:p>
          </table:table-cell>
          <table:table-cell office:value-type="float" office:value="57" calcext:value-type="float">
            <text:p>57</text:p>
          </table:table-cell>
          <table:table-cell office:value-type="float" office:value="840.325654" calcext:value-type="float">
            <text:p>840.325654</text:p>
          </table:table-cell>
          <table:table-cell office:value-type="float" office:value="562.896856" calcext:value-type="float">
            <text:p>562.896856</text:p>
          </table:table-cell>
          <table:table-cell table:formula="of:=SUM([.B18:.G18])" office:value-type="float" office:value="8575.300396" calcext:value-type="float">
            <text:p>8575.3003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1.080747" calcext:value-type="float">
            <text:p>6701.080747</text:p>
          </table:table-cell>
          <table:table-cell office:value-type="float" office:value="19275.327508" calcext:value-type="float">
            <text:p>19275.327508</text:p>
          </table:table-cell>
          <table:table-cell office:value-type="float" office:value="13808.157793" calcext:value-type="float">
            <text:p>13808.157793</text:p>
          </table:table-cell>
          <table:table-cell office:value-type="float" office:value="234" calcext:value-type="float">
            <text:p>234</text:p>
          </table:table-cell>
          <table:table-cell office:value-type="float" office:value="8361.442612" calcext:value-type="float">
            <text:p>8361.442612</text:p>
          </table:table-cell>
          <table:table-cell office:value-type="float" office:value="4504.245541" calcext:value-type="float">
            <text:p>4504.245541</text:p>
          </table:table-cell>
          <table:table-cell table:formula="of:=SUM([.B19:.G19])" office:value-type="float" office:value="52884.254201" calcext:value-type="float">
            <text:p>52884.254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52:49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6:56:35.945000000</meta:creation-date>
    <dc:date>2018-09-16T19:01:34.572000000</dc:date>
    <meta:editing-duration>PT11M1S</meta:editing-duration>
    <meta:editing-cycles>18</meta:editing-cycles>
    <meta:generator>LibreOffice/6.0.4.2$Windows_X86_64 LibreOffice_project/9b0d9b32d5dcda91d2f1a96dc04c645c450872bf</meta:generator>
    <meta:document-statistic meta:table-count="5" meta:cell-count="760" meta:object-count="0"/>
  </office:meta>
</office:document-meta>
</file>